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0b4" officeooo:paragraph-rsid="000d60b4"/>
    </style:style>
    <style:style style:name="P2" style:family="paragraph" style:parent-style-name="Standard">
      <style:text-properties officeooo:rsid="000edee9" officeooo:paragraph-rsid="000edee9"/>
    </style:style>
    <style:style style:name="P3" style:family="paragraph" style:parent-style-name="Standard">
      <style:text-properties officeooo:rsid="000f79c8" officeooo:paragraph-rsid="000f79c8"/>
    </style:style>
    <style:style style:name="P4" style:family="paragraph" style:parent-style-name="Standard">
      <style:text-properties officeooo:rsid="0010a197" officeooo:paragraph-rsid="0010a197"/>
    </style:style>
    <style:style style:name="P5" style:family="paragraph" style:parent-style-name="Standard">
      <style:text-properties officeooo:rsid="001239df" officeooo:paragraph-rsid="001239df"/>
    </style:style>
    <style:style style:name="P6" style:family="paragraph" style:parent-style-name="Standard">
      <style:text-properties officeooo:rsid="00134f53" officeooo:paragraph-rsid="00134f53"/>
    </style:style>
    <style:style style:name="P7" style:family="paragraph" style:parent-style-name="Standard">
      <style:text-properties officeooo:rsid="0013afe4" officeooo:paragraph-rsid="0013afe4"/>
    </style:style>
    <style:style style:name="P8" style:family="paragraph" style:parent-style-name="Standard">
      <style:text-properties officeooo:rsid="0013afe4" officeooo:paragraph-rsid="00157fd6"/>
    </style:style>
    <style:style style:name="P9" style:family="paragraph" style:parent-style-name="Standard">
      <style:text-properties officeooo:rsid="00157fd6" officeooo:paragraph-rsid="00157fd6"/>
    </style:style>
    <style:style style:name="T1" style:family="text">
      <style:text-properties officeooo:rsid="000d60b4"/>
    </style:style>
    <style:style style:name="T2" style:family="text">
      <style:text-properties officeooo:rsid="000f79c8"/>
    </style:style>
    <style:style style:name="T3" style:family="text">
      <style:text-properties fo:color="#ff0000"/>
    </style:style>
    <style:style style:name="T4" style:family="text">
      <style:text-properties fo:color="#ff0000" officeooo:rsid="000f79c8"/>
    </style:style>
    <style:style style:name="T5" style:family="text">
      <style:text-properties fo:color="#ff0000" fo:font-weight="bold" officeooo:rsid="000f79c8" style:font-weight-asian="bold" style:font-weight-complex="bold"/>
    </style:style>
    <style:style style:name="T6" style:family="text">
      <style:text-properties officeooo:rsid="0013afe4"/>
    </style:style>
    <style:style style:name="T7" style:family="text">
      <style:text-properties officeooo:rsid="00157f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élégraphie : Câble transocéanique</text:span></text:p>
      <text:p text:style-name="Standard"/>
      <text:p text:style-name="P1">Page 15 : Code morse / baudot</text:p>
      <text:p text:style-name="P1">L&gt; Code Binaire</text:p>
      <text:p text:style-name="P2"/>
      <text:p text:style-name="P2">Commutation manuelle =&gt; Automatisation</text:p>
      <text:p text:style-name="P2">Femme : Moins cher, voix plus agréable .</text:p>
      <text:p text:style-name="P2">Fin 19° : Manuel</text:p>
      <text:p text:style-name="P2">L&gt; stations locaux : 1920</text:p>
      <text:p text:style-name="P2">L&gt;Interlocom : 1930</text:p>
      <text:p text:style-name="P2">L&gt; Internationnaux : Fin 2ème Guerre mondiale</text:p>
      <text:p text:style-name="P2"/>
      <text:p text:style-name="P2">Page 16: Commutation</text:p>
      <text:p text:style-name="P2"/>
      <text:p text:style-name="P2">Ordinateur moderne après la WW2</text:p>
      <text:p text:style-name="P2">1930-1940</text:p>
      <text:p text:style-name="P2">Question de « Quel est le premier ordinateur? »</text:p>
      <text:p text:style-name="P2"/>
      <text:p text:style-name="P2">Au début, but de l'ordinateur : Calculer</text:p>
      <text:p text:style-name="P2">Calcul scientifique :<text:span text:style-name="T3"> Université, <text:s/>états (militaire) balistique (Trajectoire des bombes), </text:span><text:span text:style-name="T4">Industrie (aéronautique), calcul administratif de comptabilité (états, entreprises)</text:span><text:span text:style-name="T5">19°</text:span><text:span text:style-name="T2">, contrôle de communication (automatisation), cryptographie (WW2)</text:span></text:p>
      <text:p text:style-name="P2"/>
      <text:p text:style-name="P3">Bureau de calcul : Calculs à la demande (Fin 19° début 20°)</text:p>
      <text:p text:style-name="P3"/>
      <text:p text:style-name="P3">Machines de Hollerith</text:p>
      <text:p text:style-name="P3"><text:tab/><text:tab/>mécanographiques</text:p>
      <text:p text:style-name="P3">Recensement de la population.</text:p>
      <text:p text:style-name="P3">9 ans pour un an de traitement de données à la main</text:p>
      <text:p text:style-name="P3">3 ans avec la machine (Utilise les relais, électromécanique)</text:p>
      <text:p text:style-name="P3"/>
      <text:p text:style-name="P4">Page 8 : Encodage</text:p>
      <text:p text:style-name="P4"/>
      <text:p text:style-name="P4">Hollerith gagne le concours =&gt; bosse pour le gouv</text:p>
      <text:p text:style-name="P4">M.Hollerith : 1890</text:p>
      <text:p text:style-name="P4"/>
      <text:p text:style-name="P4">TBM =&gt; IBM</text:p>
      <text:p text:style-name="P4"/>
      <text:p text:style-name="P4">Premiers programmes : Cartes perforées</text:p>
      <text:p text:style-name="P4">Metier à tisser : Babbage s'inspire du concept automatisé pour les cartes perforées.</text:p>
      <text:p text:style-name="P4"/>
      <text:p text:style-name="P4">Mr.A </text:p>
      <text:p text:style-name="P4">Perforage à la main</text:p>
      <text:p text:style-name="P4">Ajout de modules</text:p>
      <text:p text:style-name="P4"/>
      <text:p text:style-name="P4">Louage de machine (Possession IBM)</text:p>
      <text:p text:style-name="P4"/>
      <text:p text:style-name="P5">Eq° diff=&gt; Solution matérialisée</text:p>
      <text:p text:style-name="P5">Analyseur différentiel</text:p>
      <text:p text:style-name="P5">Machines analogiques</text:p>
      <text:p text:style-name="P5">Page 9</text:p>
      <text:p text:style-name="P5"/>
      <text:p text:style-name="P5"><text:soft-page-break/>V.Bush(MIT) 1927 </text:p>
      <text:p text:style-name="P6"/>
      <text:p text:style-name="P6">1940 relais → Compter / calculer</text:p>
      <text:p text:style-name="P6"/>
      <text:p text:style-name="P6">Bell labs <text:s text:c="2"/><text:span text:style-name="T6">5 additions /s</text:span></text:p>
      <text:p text:style-name="P7">bandes perforées</text:p>
      <text:p text:style-name="P6">G.Stibitz</text:p>
      <text:p text:style-name="P6"/>
      <text:p text:style-name="P6">Model 1</text:p>
      <text:p text:style-name="P6">1940 calculatrice à relais , 4 opérations arith pour les nombres complexes</text:p>
      <text:p text:style-name="P6"/>
      <text:p text:style-name="P6">Model2</text:p>
      <text:p text:style-name="P6">1943 : Relay Interpolation</text:p>
      <text:p text:style-name="P6"/>
      <text:p text:style-name="P6">Model 3 &amp; 4</text:p>
      <text:p text:style-name="P6">1944 :Ballistic Relay Machines (Même chose mais plus compliqué , plus de table, bandes, plus de programmation)</text:p>
      <text:p text:style-name="P6"/>
      <text:p text:style-name="P6">Model 5 « ordinateur » à relais</text:p>
      <text:p text:style-name="P6">1947</text:p>
      <text:p text:style-name="P6"/>
      <text:p text:style-name="P6"/>
      <text:p text:style-name="P7">Howard Aiken (Harvard) &amp; IBM</text:p>
      <text:p text:style-name="P7">L&gt; Calculatrices à relais</text:p>
      <text:p text:style-name="P7">Cartes perforées</text:p>
      <text:p text:style-name="P8">(1943 – 4<text:span text:style-name="T7">8)</text:span></text:p>
      <text:p text:style-name="P8">Mark 1</text:p>
      <text:p text:style-name="P7">Mark 2</text:p>
      <text:p text:style-name="P7"/>
      <text:p text:style-name="P7">automatic sequence controlled calculator</text:p>
      <text:p text:style-name="P7">(ASCC)</text:p>
      <text:p text:style-name="P7"/>
      <text:p text:style-name="P7">Page 13</text:p>
      <text:p text:style-name="P7">Grace Hopper</text:p>
      <text:p text:style-name="P7"/>
      <text:p text:style-name="P7"/>
      <text:p text:style-name="P7">Konzad Zuse (Calc allemande)</text:p>
      <text:p text:style-name="P7">Ingénieur aéronautique</text:p>
      <text:p text:style-name="P7">Machines à relais</text:p>
      <text:p text:style-name="P7"/>
      <text:p text:style-name="P7">Z1</text:p>
      <text:p text:style-name="P7">Z2</text:p>
      <text:p text:style-name="P7">Z3(1945)</text:p>
      <text:p text:style-name="P7">Z4(1946)</text:p>
      <text:p text:style-name="P7">L&gt; généraliste</text:p>
      <text:p text:style-name="P7"/>
      <text:p text:style-name="P9">DEC : premiers mini ordinateur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oyaume-uni</text:p>
      <text:p text:style-name="P9">&gt; Analyseur différentiel (1930) montrer HARTREE</text:p>
      <text:p text:style-name="P9"/>
      <text:p text:style-name="P9">&gt; Bletchley Park</text:p>
      <text:p text:style-name="P9"><text:tab/>→ message télégraphe <text:tab/>=&gt; Morse</text:p>
      <text:p text:style-name="P9"><text:tab/><text:tab/><text:tab/><text:tab/><text:tab/>=&gt; 40mots/min</text:p>
      <text:p text:style-name="P9"><text:tab/>→ message téléscripteur<text:tab/>=&gt; 200mots/min</text:p>
      <text:p text:style-name="P9"><text:tab/><text:tab/><text:tab/><text:tab/><text:tab/>=&gt; Baudot</text:p>
      <text:p text:style-name="P9"><text:tab/>→ message téléphon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09:22:57.770608586</meta:creation-date>
    <dc:date>2015-09-30T11:34:10.312080745</dc:date>
    <meta:editing-duration>PT9M20S</meta:editing-duration>
    <meta:editing-cycles>1</meta:editing-cycles>
    <meta:document-statistic meta:table-count="0" meta:image-count="0" meta:object-count="0" meta:page-count="3" meta:paragraph-count="75" meta:word-count="332" meta:character-count="2114" meta:non-whitespace-character-count="1835"/>
    <meta:generator>LibreOffice/4.2.8.2$Linux_X86_64 LibreOffice_project/420m0$Build-2</meta:generator>
  </office:meta>
</office:document-meta>
</file>